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cation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Conjunction</text:p>
          </table:table-cell>
          <table:table-cell table:style-name="ce1"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Sagnol Village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2];&quot;&quot;&quot;, &quot;&quot;id&quot;&quot;: &quot;;[.A2];&quot;, &quot;&quot;conj&quot;&quot;: &quot;&quot;&quot;;[.C2];&quot;&quot;&quot;, },&quot;)" office:value-type="string" office:string-value="{ &quot;name&quot;: &quot;Sagnol Village&quot;, &quot;id&quot;: 0x28, &quot;conj&quot;: &quot;in&quot;, }," calcext:value-type="string">
            <text:p>{ "name": "Sagnol Village", "id": 0x28, "conj": "in", },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Sagnol Village</text:p>
          </table:table-cell>
          <table:table-cell office:value-type="string" calcext:value-type="string">
            <text:p>inside a house in</text:p>
          </table:table-cell>
          <table:table-cell table:formula="of:=COM.MICROSOFT.CONCAT(&quot;{ &quot;&quot;name&quot;&quot;: &quot;&quot;&quot;;[.B3];&quot;&quot;&quot;, &quot;&quot;id&quot;&quot;: &quot;;[.A3];&quot;, &quot;&quot;conj&quot;&quot;: &quot;&quot;&quot;;[.C3];&quot;&quot;&quot;, },&quot;)" office:value-type="string" office:string-value="{ &quot;name&quot;: &quot;Sagnol Village&quot;, &quot;id&quot;: 0x2b, &quot;conj&quot;: &quot;inside a house in&quot;, }," calcext:value-type="string">
            <text:p>{ "name": "Sagnol Village", "id": 0x2b, "conj": "inside a house in", },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office:value-type="string" calcext:value-type="string">
            <text:p>Sagnol Village Shop</text:p>
          </table:table-cell>
          <table:table-cell office:value-type="string" calcext:value-type="string">
            <text:p>browsing the</text:p>
          </table:table-cell>
          <table:table-cell table:formula="of:=COM.MICROSOFT.CONCAT(&quot;{ &quot;&quot;name&quot;&quot;: &quot;&quot;&quot;;[.B4];&quot;&quot;&quot;, &quot;&quot;id&quot;&quot;: &quot;;[.A4];&quot;, &quot;&quot;conj&quot;&quot;: &quot;&quot;&quot;;[.C4];&quot;&quot;&quot;, },&quot;)" office:value-type="string" office:string-value="{ &quot;name&quot;: &quot;Sagnol Village Shop&quot;, &quot;id&quot;: 0x2d, &quot;conj&quot;: &quot;browsing the&quot;, }," calcext:value-type="string">
            <text:p>{ "name": "Sagnol Village Shop", "id": 0x2d, "conj": "browsing the", },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Scrub Cliff</text:p>
          </table:table-cell>
          <table:table-cell office:value-type="string" calcext:value-type="string">
            <text:p>climbing</text:p>
          </table:table-cell>
          <table:table-cell table:formula="of:=COM.MICROSOFT.CONCAT(&quot;{ &quot;&quot;name&quot;&quot;: &quot;&quot;&quot;;[.B5];&quot;&quot;&quot;, &quot;&quot;id&quot;&quot;: &quot;;[.A5];&quot;, &quot;&quot;conj&quot;&quot;: &quot;&quot;&quot;;[.C5];&quot;&quot;&quot;, },&quot;)" office:value-type="string" office:string-value="{ &quot;name&quot;: &quot;Scrub Cliff&quot;, &quot;id&quot;: 0x29, &quot;conj&quot;: &quot;climbing&quot;, }," calcext:value-type="string">
            <text:p>{ "name": "Scrub Cliff", "id": 0x29, "conj": "climbing", },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Sagnol Village Inn</text:p>
          </table:table-cell>
          <table:table-cell office:value-type="string" calcext:value-type="string">
            <text:p>visiting the</text:p>
          </table:table-cell>
          <table:table-cell table:formula="of:=COM.MICROSOFT.CONCAT(&quot;{ &quot;&quot;name&quot;&quot;: &quot;&quot;&quot;;[.B6];&quot;&quot;&quot;, &quot;&quot;id&quot;&quot;: &quot;;[.A6];&quot;, &quot;&quot;conj&quot;&quot;: &quot;&quot;&quot;;[.C6];&quot;&quot;&quot;, },&quot;)" office:value-type="string" office:string-value="{ &quot;name&quot;: &quot;Sagnol Village Inn&quot;, &quot;id&quot;: 0x34, &quot;conj&quot;: &quot;visiting the&quot;, }," calcext:value-type="string">
            <text:p>{ "name": "Sagnol Village Inn", "id": 0x34, "conj": "visiting the", },</text:p>
          </table:table-cell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Path of Gods</text:p>
          </table:table-cell>
          <table:table-cell office:value-type="string" calcext:value-type="string">
            <text:p>walking the</text:p>
          </table:table-cell>
          <table:table-cell table:formula="of:=COM.MICROSOFT.CONCAT(&quot;{ &quot;&quot;name&quot;&quot;: &quot;&quot;&quot;;[.B7];&quot;&quot;&quot;, &quot;&quot;id&quot;&quot;: &quot;;[.A7];&quot;, &quot;&quot;conj&quot;&quot;: &quot;&quot;&quot;;[.C7];&quot;&quot;&quot;, },&quot;)" office:value-type="string" office:string-value="{ &quot;name&quot;: &quot;Path of Gods&quot;, &quot;id&quot;: 0x4a, &quot;conj&quot;: &quot;walking the&quot;, }," calcext:value-type="string">
            <text:p>{ "name": "Path of Gods", "id": 0x4a, "conj": "walking the", },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Sagnol Tomb</text:p>
          </table:table-cell>
          <table:table-cell office:value-type="string" calcext:value-type="string">
            <text:p>raiding the</text:p>
          </table:table-cell>
          <table:table-cell table:formula="of:=COM.MICROSOFT.CONCAT(&quot;{ &quot;&quot;name&quot;&quot;: &quot;&quot;&quot;;[.B8];&quot;&quot;&quot;, &quot;&quot;id&quot;&quot;: &quot;;[.A8];&quot;, &quot;&quot;conj&quot;&quot;: &quot;&quot;&quot;;[.C8];&quot;&quot;&quot;, },&quot;)" office:value-type="string" office:string-value="{ &quot;name&quot;: &quot;Sagnol Tomb&quot;, &quot;id&quot;: 0x2a, &quot;conj&quot;: &quot;raiding the&quot;, }," calcext:value-type="string">
            <text:p>{ "name": "Sagnol Tomb", "id": 0x2a, "conj": "raiding the", },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Title Screen</text:p>
          </table:table-cell>
          <table:table-cell/>
          <table:table-cell table:formula="of:=COM.MICROSOFT.CONCAT(&quot;{ &quot;&quot;name&quot;&quot;: &quot;&quot;&quot;;[.B9];&quot;&quot;&quot;, &quot;&quot;id&quot;&quot;: &quot;;[.A9];&quot;, &quot;&quot;conj&quot;&quot;: &quot;&quot;&quot;;[.C9];&quot;&quot;&quot;, },&quot;)" office:value-type="string" office:string-value="{ &quot;name&quot;: &quot;Title Screen&quot;, &quot;id&quot;: 0x27, &quot;conj&quot;: &quot;&quot;, }," calcext:value-type="string">
            <text:p>{ "name": "Title Screen", "id": 0x27, "conj": "", },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Song Cave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10];&quot;&quot;&quot;, &quot;&quot;id&quot;&quot;: &quot;;[.A10];&quot;, &quot;&quot;conj&quot;&quot;: &quot;&quot;&quot;;[.C10];&quot;&quot;&quot;, },&quot;)" office:value-type="string" office:string-value="{ &quot;name&quot;: &quot;Song Cave&quot;, &quot;id&quot;: 0x3e, &quot;conj&quot;: &quot;in the&quot;, }," calcext:value-type="string">
            <text:p>{ "name": "Song Cave", "id": 0x3e, "conj": "in the", },</text:p>
          </table:table-cell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Temple of Agility Boss Room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11];&quot;&quot;&quot;, &quot;&quot;id&quot;&quot;: &quot;;[.A11];&quot;, &quot;&quot;conj&quot;&quot;: &quot;&quot;&quot;;[.C11];&quot;&quot;&quot;, },&quot;)" office:value-type="string" office:string-value="{ &quot;name&quot;: &quot;Temple of Agility Boss Room&quot;, &quot;id&quot;: 0x11, &quot;conj&quot;: &quot;in the&quot;, }," calcext:value-type="string">
            <text:p>{ "name": "Temple of Agility Boss Room", "id": 0x11, "conj": "in the", },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Abello Field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12];&quot;&quot;&quot;, &quot;&quot;id&quot;&quot;: &quot;;[.A12];&quot;, &quot;&quot;conj&quot;&quot;: &quot;&quot;&quot;;[.C12];&quot;&quot;&quot;, },&quot;)" office:value-type="string" office:string-value="{ &quot;name&quot;: &quot;Abello Field&quot;, &quot;id&quot;: 0x1f, &quot;conj&quot;: &quot;in&quot;, }," calcext:value-type="string">
            <text:p>{ "name": "Abello Field", "id": 0x1f, "conj": "in", },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a grotto in Abello Field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13];&quot;&quot;&quot;, &quot;&quot;id&quot;&quot;: &quot;;[.A13];&quot;, &quot;&quot;conj&quot;&quot;: &quot;&quot;&quot;;[.C13];&quot;&quot;&quot;, },&quot;)" office:value-type="string" office:string-value="{ &quot;name&quot;: &quot;a grotto in Abello Field&quot;, &quot;id&quot;: 0x3e, &quot;conj&quot;: &quot;in&quot;, }," calcext:value-type="string">
            <text:p>{ "name": "a grotto in Abello Field", "id": 0x3e, "conj": "in", },</text:p>
          </table:table-cell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Abello Field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14];&quot;&quot;&quot;, &quot;&quot;id&quot;&quot;: &quot;;[.A14];&quot;, &quot;&quot;conj&quot;&quot;: &quot;&quot;&quot;;[.C14];&quot;&quot;&quot;, },&quot;)" office:value-type="string" office:string-value="{ &quot;name&quot;: &quot;Abello Field&quot;, &quot;id&quot;: 0x46, &quot;conj&quot;: &quot;in&quot;, }," calcext:value-type="string">
            <text:p>{ "name": "Abello Field", "id": 0x46, "conj": "in", },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Abello Field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15];&quot;&quot;&quot;, &quot;&quot;id&quot;&quot;: &quot;;[.A15];&quot;, &quot;&quot;conj&quot;&quot;: &quot;&quot;&quot;;[.C15];&quot;&quot;&quot;, },&quot;)" office:value-type="string" office:string-value="{ &quot;name&quot;: &quot;Abello Field&quot;, &quot;id&quot;: 0x32, &quot;conj&quot;: &quot;in&quot;, }," calcext:value-type="string">
            <text:p>{ "name": "Abello Field", "id": 0x32, "conj": "in", },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Abello gatehouse</text:p>
          </table:table-cell>
          <table:table-cell office:value-type="string" calcext:value-type="string">
            <text:p>in an</text:p>
          </table:table-cell>
          <table:table-cell table:formula="of:=COM.MICROSOFT.CONCAT(&quot;{ &quot;&quot;name&quot;&quot;: &quot;&quot;&quot;;[.B16];&quot;&quot;&quot;, &quot;&quot;id&quot;&quot;: &quot;;[.A16];&quot;, &quot;&quot;conj&quot;&quot;: &quot;&quot;&quot;;[.C16];&quot;&quot;&quot;, },&quot;)" office:value-type="string" office:string-value="{ &quot;name&quot;: &quot;Abello gatehouse&quot;, &quot;id&quot;: 0x21, &quot;conj&quot;: &quot;in an&quot;, }," calcext:value-type="string">
            <text:p>{ "name": "Abello gatehouse", "id": 0x21, "conj": "in an", },</text:p>
          </table:table-cell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Abello Sewers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17];&quot;&quot;&quot;, &quot;&quot;id&quot;&quot;: &quot;;[.A17];&quot;, &quot;&quot;conj&quot;&quot;: &quot;&quot;&quot;;[.C17];&quot;&quot;&quot;, },&quot;)" office:value-type="string" office:string-value="{ &quot;name&quot;: &quot;Abello Sewers&quot;, &quot;id&quot;: 0x8, &quot;conj&quot;: &quot;in the&quot;, }," calcext:value-type="string">
            <text:p>{ "name": "Abello Sewers", "id": 0x8, "conj": "in the", },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Abello Lake</text:p>
          </table:table-cell>
          <table:table-cell office:value-type="string" calcext:value-type="string">
            <text:p>at</text:p>
          </table:table-cell>
          <table:table-cell table:formula="of:=COM.MICROSOFT.CONCAT(&quot;{ &quot;&quot;name&quot;&quot;: &quot;&quot;&quot;;[.B18];&quot;&quot;&quot;, &quot;&quot;id&quot;&quot;: &quot;;[.A18];&quot;, &quot;&quot;conj&quot;&quot;: &quot;&quot;&quot;;[.C18];&quot;&quot;&quot;, },&quot;)" office:value-type="string" office:string-value="{ &quot;name&quot;: &quot;Abello Lake&quot;, &quot;id&quot;: 0x36, &quot;conj&quot;: &quot;at&quot;, }," calcext:value-type="string">
            <text:p>{ "name": "Abello Lake", "id": 0x36, "conj": "at", },</text:p>
          </table:table-cell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Canyon</text:p>
          </table:table-cell>
          <table:table-cell office:value-type="string" calcext:value-type="string">
            <text:p>at the</text:p>
          </table:table-cell>
          <table:table-cell table:formula="of:=COM.MICROSOFT.CONCAT(&quot;{ &quot;&quot;name&quot;&quot;: &quot;&quot;&quot;;[.B19];&quot;&quot;&quot;, &quot;&quot;id&quot;&quot;: &quot;;[.A19];&quot;, &quot;&quot;conj&quot;&quot;: &quot;&quot;&quot;;[.C19];&quot;&quot;&quot;, },&quot;)" office:value-type="string" office:string-value="{ &quot;name&quot;: &quot;Canyon&quot;, &quot;id&quot;: 0x4e, &quot;conj&quot;: &quot;at the&quot;, }," calcext:value-type="string">
            <text:p>{ "name": "Canyon", "id": 0x4e, "conj": "at the", },</text:p>
          </table:table-cell>
        </table:table-row>
        <table:table-row table:style-name="ro1">
          <table:table-cell office:value-type="string" calcext:value-type="string">
            <text:p>0x1</text:p>
          </table:table-cell>
          <table:table-cell office:value-type="string" calcext:value-type="string">
            <text:p>Temple of Strength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20];&quot;&quot;&quot;, &quot;&quot;id&quot;&quot;: &quot;;[.A20];&quot;, &quot;&quot;conj&quot;&quot;: &quot;&quot;&quot;;[.C20];&quot;&quot;&quot;, },&quot;)" office:value-type="string" office:string-value="{ &quot;name&quot;: &quot;Temple of Strength&quot;, &quot;id&quot;: 0x1, &quot;conj&quot;: &quot;in the&quot;, }," calcext:value-type="string">
            <text:p>{ "name": "Temple of Strength", "id": 0x1, "conj": "in the", },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Temple of Agility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21];&quot;&quot;&quot;, &quot;&quot;id&quot;&quot;: &quot;;[.A21];&quot;, &quot;&quot;conj&quot;&quot;: &quot;&quot;&quot;;[.C21];&quot;&quot;&quot;, },&quot;)" office:value-type="string" office:string-value="{ &quot;name&quot;: &quot;Temple of Agility&quot;, &quot;id&quot;: 0x0, &quot;conj&quot;: &quot;in the&quot;, }," calcext:value-type="string">
            <text:p>{ "name": "Temple of Agility", "id": 0x0, "conj": "in the", },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Abello Town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22];&quot;&quot;&quot;, &quot;&quot;id&quot;&quot;: &quot;;[.A22];&quot;, &quot;&quot;conj&quot;&quot;: &quot;&quot;&quot;;[.C22];&quot;&quot;&quot;, },&quot;)" office:value-type="string" office:string-value="{ &quot;name&quot;: &quot;Abello Town&quot;, &quot;id&quot;: 0x39, &quot;conj&quot;: &quot;in&quot;, }," calcext:value-type="string">
            <text:p>{ "name": "Abello Town", "id": 0x39, "conj": "in", },</text:p>
          </table:table-cell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Abello Shooting Gallery</text:p>
          </table:table-cell>
          <table:table-cell office:value-type="string" calcext:value-type="string">
            <text:p>at the</text:p>
          </table:table-cell>
          <table:table-cell table:formula="of:=COM.MICROSOFT.CONCAT(&quot;{ &quot;&quot;name&quot;&quot;: &quot;&quot;&quot;;[.B23];&quot;&quot;&quot;, &quot;&quot;id&quot;&quot;: &quot;;[.A23];&quot;, &quot;&quot;conj&quot;&quot;: &quot;&quot;&quot;;[.C23];&quot;&quot;&quot;, },&quot;)" office:value-type="string" office:string-value="{ &quot;name&quot;: &quot;Abello Shooting Gallery&quot;, &quot;id&quot;: 0x42, &quot;conj&quot;: &quot;at the&quot;, }," calcext:value-type="string">
            <text:p>{ "name": "Abello Shooting Gallery", "id": 0x42, "conj": "at the", },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Abello Town</text:p>
          </table:table-cell>
          <table:table-cell office:value-type="string" calcext:value-type="string">
            <text:p>somewhere in</text:p>
          </table:table-cell>
          <table:table-cell table:formula="of:=COM.MICROSOFT.CONCAT(&quot;{ &quot;&quot;name&quot;&quot;: &quot;&quot;&quot;;[.B24];&quot;&quot;&quot;, &quot;&quot;id&quot;&quot;: &quot;;[.A24];&quot;, &quot;&quot;conj&quot;&quot;: &quot;&quot;&quot;;[.C24];&quot;&quot;&quot;, },&quot;)" office:value-type="string" office:string-value="{ &quot;name&quot;: &quot;Abello Town&quot;, &quot;id&quot;: 0x26, &quot;conj&quot;: &quot;somewhere in&quot;, }," calcext:value-type="string">
            <text:p>{ "name": "Abello Town", "id": 0x26, "conj": "somewhere in", },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Abello Town butcher shop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25];&quot;&quot;&quot;, &quot;&quot;id&quot;&quot;: &quot;;[.A25];&quot;, &quot;&quot;conj&quot;&quot;: &quot;&quot;&quot;;[.C25];&quot;&quot;&quot;, },&quot;)" office:value-type="string" office:string-value="{ &quot;name&quot;: &quot;Abello Town butcher shop&quot;, &quot;id&quot;: 0x23, &quot;conj&quot;: &quot;in the&quot;, }," calcext:value-type="string">
            <text:p>{ "name": "Abello Town butcher shop", "id": 0x23, "conj": "in the", },</text:p>
          </table:table-cell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Abello Town Tavern</text:p>
          </table:table-cell>
          <table:table-cell office:value-type="string" calcext:value-type="string">
            <text:p>at the</text:p>
          </table:table-cell>
          <table:table-cell table:formula="of:=COM.MICROSOFT.CONCAT(&quot;{ &quot;&quot;name&quot;&quot;: &quot;&quot;&quot;;[.B26];&quot;&quot;&quot;, &quot;&quot;id&quot;&quot;: &quot;;[.A26];&quot;, &quot;&quot;conj&quot;&quot;: &quot;&quot;&quot;;[.C26];&quot;&quot;&quot;, },&quot;)" office:value-type="string" office:string-value="{ &quot;name&quot;: &quot;Abello Town Tavern&quot;, &quot;id&quot;: 0x33, &quot;conj&quot;: &quot;at the&quot;, }," calcext:value-type="string">
            <text:p>{ "name": "Abello Town Tavern", "id": 0x33, "conj": "at the", },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Abello Town Bazaar</text:p>
          </table:table-cell>
          <table:table-cell office:value-type="string" calcext:value-type="string">
            <text:p>at the</text:p>
          </table:table-cell>
          <table:table-cell table:formula="of:=COM.MICROSOFT.CONCAT(&quot;{ &quot;&quot;name&quot;&quot;: &quot;&quot;&quot;;[.B27];&quot;&quot;&quot;, &quot;&quot;id&quot;&quot;: &quot;;[.A27];&quot;, &quot;&quot;conj&quot;&quot;: &quot;&quot;&quot;;[.C27];&quot;&quot;&quot;, },&quot;)" office:value-type="string" office:string-value="{ &quot;name&quot;: &quot;Abello Town Bazaar&quot;, &quot;id&quot;: 0x2c, &quot;conj&quot;: &quot;at the&quot;, }," calcext:value-type="string">
            <text:p>{ "name": "Abello Town Bazaar", "id": 0x2c, "conj": "at the", },</text:p>
          </table:table-cell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Bombchu Bowling Alley</text:p>
          </table:table-cell>
          <table:table-cell office:value-type="string" calcext:value-type="string">
            <text:p>at the</text:p>
          </table:table-cell>
          <table:table-cell table:formula="of:=COM.MICROSOFT.CONCAT(&quot;{ &quot;&quot;name&quot;&quot;: &quot;&quot;&quot;;[.B28];&quot;&quot;&quot;, &quot;&quot;id&quot;&quot;: &quot;;[.A28];&quot;, &quot;&quot;conj&quot;&quot;: &quot;&quot;&quot;;[.C28];&quot;&quot;&quot;, },&quot;)" office:value-type="string" office:string-value="{ &quot;name&quot;: &quot;Bombchu Bowling Alley&quot;, &quot;id&quot;: 0x4b, &quot;conj&quot;: &quot;at the&quot;, }," calcext:value-type="string">
            <text:p>{ "name": "Bombchu Bowling Alley", "id": 0x4b, "conj": "at the", },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Abello Castle</text:p>
          </table:table-cell>
          <table:table-cell office:value-type="string" calcext:value-type="string">
            <text:p>at</text:p>
          </table:table-cell>
          <table:table-cell table:formula="of:=COM.MICROSOFT.CONCAT(&quot;{ &quot;&quot;name&quot;&quot;: &quot;&quot;&quot;;[.B29];&quot;&quot;&quot;, &quot;&quot;id&quot;&quot;: &quot;;[.A29];&quot;, &quot;&quot;conj&quot;&quot;: &quot;&quot;&quot;;[.C29];&quot;&quot;&quot;, },&quot;)" office:value-type="string" office:string-value="{ &quot;name&quot;: &quot;Abello Castle&quot;, &quot;id&quot;: 0x1e, &quot;conj&quot;: &quot;at&quot;, }," calcext:value-type="string">
            <text:p>{ "name": "Abello Castle", "id": 0x1e, "conj": "at", },</text:p>
          </table:table-cell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Abello Castle</text:p>
          </table:table-cell>
          <table:table-cell office:value-type="string" calcext:value-type="string">
            <text:p>inside</text:p>
          </table:table-cell>
          <table:table-cell table:formula="of:=COM.MICROSOFT.CONCAT(&quot;{ &quot;&quot;name&quot;&quot;: &quot;&quot;&quot;;[.B30];&quot;&quot;&quot;, &quot;&quot;id&quot;&quot;: &quot;;[.A30];&quot;, &quot;&quot;conj&quot;&quot;: &quot;&quot;&quot;;[.C30];&quot;&quot;&quot;, },&quot;)" office:value-type="string" office:string-value="{ &quot;name&quot;: &quot;Abello Castle&quot;, &quot;id&quot;: 0x45, &quot;conj&quot;: &quot;inside&quot;, }," calcext:value-type="string">
            <text:p>{ "name": "Abello Castle", "id": 0x45, "conj": "inside", },</text:p>
          </table:table-cell>
        </table:table-row>
        <table:table-row table:style-name="ro1">
          <table:table-cell office:value-type="string" calcext:value-type="string">
            <text:p>0x5c</text:p>
          </table:table-cell>
          <table:table-cell office:value-type="string" calcext:value-type="string">
            <text:p>Abello Castle</text:p>
          </table:table-cell>
          <table:table-cell office:value-type="string" calcext:value-type="string">
            <text:p>deep inside</text:p>
          </table:table-cell>
          <table:table-cell table:formula="of:=COM.MICROSOFT.CONCAT(&quot;{ &quot;&quot;name&quot;&quot;: &quot;&quot;&quot;;[.B31];&quot;&quot;&quot;, &quot;&quot;id&quot;&quot;: &quot;;[.A31];&quot;, &quot;&quot;conj&quot;&quot;: &quot;&quot;&quot;;[.C31];&quot;&quot;&quot;, },&quot;)" office:value-type="string" office:string-value="{ &quot;name&quot;: &quot;Abello Castle&quot;, &quot;id&quot;: 0x5c, &quot;conj&quot;: &quot;deep inside&quot;, }," calcext:value-type="string">
            <text:p>{ "name": "Abello Castle", "id": 0x5c, "conj": "deep inside", },</text:p>
          </table:table-cell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Zora Lair</text:p>
          </table:table-cell>
          <table:table-cell office:value-type="string" calcext:value-type="string">
            <text:p>at</text:p>
          </table:table-cell>
          <table:table-cell table:formula="of:=COM.MICROSOFT.CONCAT(&quot;{ &quot;&quot;name&quot;&quot;: &quot;&quot;&quot;;[.B32];&quot;&quot;&quot;, &quot;&quot;id&quot;&quot;: &quot;;[.A32];&quot;, &quot;&quot;conj&quot;&quot;: &quot;&quot;&quot;;[.C32];&quot;&quot;&quot;, },&quot;)" office:value-type="string" office:string-value="{ &quot;name&quot;: &quot;Zora Lair&quot;, &quot;id&quot;: 0x22, &quot;conj&quot;: &quot;at&quot;, }," calcext:value-type="string">
            <text:p>{ "name": "Zora Lair", "id": 0x22, "conj": "at", },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Zora Lair shop</text:p>
          </table:table-cell>
          <table:table-cell office:value-type="string" calcext:value-type="string">
            <text:p>at the</text:p>
          </table:table-cell>
          <table:table-cell table:formula="of:=COM.MICROSOFT.CONCAT(&quot;{ &quot;&quot;name&quot;&quot;: &quot;&quot;&quot;;[.B33];&quot;&quot;&quot;, &quot;&quot;id&quot;&quot;: &quot;;[.A33];&quot;, &quot;&quot;conj&quot;&quot;: &quot;&quot;&quot;;[.C33];&quot;&quot;&quot;, },&quot;)" office:value-type="string" office:string-value="{ &quot;name&quot;: &quot;Zora Lair shop&quot;, &quot;id&quot;: 0x2f, &quot;conj&quot;: &quot;at the&quot;, }," calcext:value-type="string">
            <text:p>{ "name": "Zora Lair shop", "id": 0x2f, "conj": "at the", },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Coastal Fortress</text:p>
          </table:table-cell>
          <table:table-cell office:value-type="string" calcext:value-type="string">
            <text:p>at the</text:p>
          </table:table-cell>
          <table:table-cell table:formula="of:=COM.MICROSOFT.CONCAT(&quot;{ &quot;&quot;name&quot;&quot;: &quot;&quot;&quot;;[.B34];&quot;&quot;&quot;, &quot;&quot;id&quot;&quot;: &quot;;[.A34];&quot;, &quot;&quot;conj&quot;&quot;: &quot;&quot;&quot;;[.C34];&quot;&quot;&quot;, },&quot;)" office:value-type="string" office:string-value="{ &quot;name&quot;: &quot;Coastal Fortress&quot;, &quot;id&quot;: 0x3a, &quot;conj&quot;: &quot;at the&quot;, }," calcext:value-type="string">
            <text:p>{ "name": "Coastal Fortress", "id": 0x3a, "conj": "at the", },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office:value-type="string" calcext:value-type="string">
            <text:p>Kalki’s Forest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35];&quot;&quot;&quot;, &quot;&quot;id&quot;&quot;: &quot;;[.A35];&quot;, &quot;&quot;conj&quot;&quot;: &quot;&quot;&quot;;[.C35];&quot;&quot;&quot;, },&quot;)" office:value-type="string" office:string-value="{ &quot;name&quot;: &quot;Kalki’s Forest&quot;, &quot;id&quot;: 0x37, &quot;conj&quot;: &quot;in&quot;, }," calcext:value-type="string">
            <text:p>{ "name": "Kalki’s Forest", "id": 0x37, "conj": "in", },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Kalki’s Forest</text:p>
          </table:table-cell>
          <table:table-cell office:value-type="string" calcext:value-type="string">
            <text:p>deep inside</text:p>
          </table:table-cell>
          <table:table-cell table:formula="of:=COM.MICROSOFT.CONCAT(&quot;{ &quot;&quot;name&quot;&quot;: &quot;&quot;&quot;;[.B36];&quot;&quot;&quot;, &quot;&quot;id&quot;&quot;: &quot;;[.A36];&quot;, &quot;&quot;conj&quot;&quot;: &quot;&quot;&quot;;[.C36];&quot;&quot;&quot;, },&quot;)" office:value-type="string" office:string-value="{ &quot;name&quot;: &quot;Kalki’s Forest&quot;, &quot;id&quot;: 0x40, &quot;conj&quot;: &quot;deep inside&quot;, }," calcext:value-type="string">
            <text:p>{ "name": "Kalki’s Forest", "id": 0x40, "conj": "deep inside", },</text:p>
          </table:table-cell>
        </table:table-row>
        <table:table-row table:style-name="ro1">
          <table:table-cell office:value-type="string" calcext:value-type="string">
            <text:p>0x3</text:p>
          </table:table-cell>
          <table:table-cell office:value-type="string" calcext:value-type="string">
            <text:p>Patrick’s Manor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37];&quot;&quot;&quot;, &quot;&quot;id&quot;&quot;: &quot;;[.A37];&quot;, &quot;&quot;conj&quot;&quot;: &quot;&quot;&quot;;[.C37];&quot;&quot;&quot;, },&quot;)" office:value-type="string" office:string-value="{ &quot;name&quot;: &quot;Patrick’s Manor&quot;, &quot;id&quot;: 0x3, &quot;conj&quot;: &quot;in&quot;, }," calcext:value-type="string">
            <text:p>{ "name": "Patrick’s Manor", "id": 0x3, "conj": "in", },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office:value-type="string" calcext:value-type="string">
            <text:p>Abello Castle Hospital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38];&quot;&quot;&quot;, &quot;&quot;id&quot;&quot;: &quot;;[.A38];&quot;, &quot;&quot;conj&quot;&quot;: &quot;&quot;&quot;;[.C38];&quot;&quot;&quot;, },&quot;)" office:value-type="string" office:string-value="{ &quot;name&quot;: &quot;Abello Castle Hospital&quot;, &quot;id&quot;: 0x31, &quot;conj&quot;: &quot;in the&quot;, }," calcext:value-type="string">
            <text:p>{ "name": "Abello Castle Hospital", "id": 0x31, "conj": "in the", },</text:p>
          </table:table-cell>
        </table:table-row>
        <table:table-row table:style-name="ro1">
          <table:table-cell office:value-type="string" calcext:value-type="string">
            <text:p>0x2</text:p>
          </table:table-cell>
          <table:table-cell office:value-type="string" calcext:value-type="string">
            <text:p>somewhere damp</text:p>
          </table:table-cell>
          <table:table-cell/>
          <table:table-cell table:formula="of:=COM.MICROSOFT.CONCAT(&quot;{ &quot;&quot;name&quot;&quot;: &quot;&quot;&quot;;[.B39];&quot;&quot;&quot;, &quot;&quot;id&quot;&quot;: &quot;;[.A39];&quot;, &quot;&quot;conj&quot;&quot;: &quot;&quot;&quot;;[.C39];&quot;&quot;&quot;, },&quot;)" office:value-type="string" office:string-value="{ &quot;name&quot;: &quot;somewhere damp&quot;, &quot;id&quot;: 0x2, &quot;conj&quot;: &quot;&quot;, }," calcext:value-type="string">
            <text:p>{ "name": "somewhere damp", "id": 0x2, "conj": "", },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Goron Cave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40];&quot;&quot;&quot;, &quot;&quot;id&quot;&quot;: &quot;;[.A40];&quot;, &quot;&quot;conj&quot;&quot;: &quot;&quot;&quot;;[.C40];&quot;&quot;&quot;, },&quot;)" office:value-type="string" office:string-value="{ &quot;name&quot;: &quot;Goron Cave&quot;, &quot;id&quot;: 0x38, &quot;conj&quot;: &quot;in&quot;, }," calcext:value-type="string">
            <text:p>{ "name": "Goron Cave", "id": 0x38, "conj": "in", },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Goron Cave shop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41];&quot;&quot;&quot;, &quot;&quot;id&quot;&quot;: &quot;;[.A41];&quot;, &quot;&quot;conj&quot;&quot;: &quot;&quot;&quot;;[.C41];&quot;&quot;&quot;, },&quot;)" office:value-type="string" office:string-value="{ &quot;name&quot;: &quot;Goron Cave shop&quot;, &quot;id&quot;: 0x23, &quot;conj&quot;: &quot;in the&quot;, }," calcext:value-type="string">
            <text:p>{ "name": "Goron Cave shop", "id": 0x23, "conj": "in the", },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Moblin’s Lair</text:p>
          </table:table-cell>
          <table:table-cell office:value-type="string" calcext:value-type="string">
            <text:p>at</text:p>
          </table:table-cell>
          <table:table-cell table:formula="of:=COM.MICROSOFT.CONCAT(&quot;{ &quot;&quot;name&quot;&quot;: &quot;&quot;&quot;;[.B42];&quot;&quot;&quot;, &quot;&quot;id&quot;&quot;: &quot;;[.A42];&quot;, &quot;&quot;conj&quot;&quot;: &quot;&quot;&quot;;[.C42];&quot;&quot;&quot;, },&quot;)" office:value-type="string" office:string-value="{ &quot;name&quot;: &quot;Moblin’s Lair&quot;, &quot;id&quot;: 0x3f, &quot;conj&quot;: &quot;at&quot;, }," calcext:value-type="string">
            <text:p>{ "name": "Moblin’s Lair", "id": 0x3f, "conj": "at", },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Moblin’s Lair</text:p>
          </table:table-cell>
          <table:table-cell office:value-type="string" calcext:value-type="string">
            <text:p>at</text:p>
          </table:table-cell>
          <table:table-cell table:formula="of:=COM.MICROSOFT.CONCAT(&quot;{ &quot;&quot;name&quot;&quot;: &quot;&quot;&quot;;[.B43];&quot;&quot;&quot;, &quot;&quot;id&quot;&quot;: &quot;;[.A43];&quot;, &quot;&quot;conj&quot;&quot;: &quot;&quot;&quot;;[.C43];&quot;&quot;&quot;, },&quot;)" office:value-type="string" office:string-value="{ &quot;name&quot;: &quot;Moblin’s Lair&quot;, &quot;id&quot;: 0x20, &quot;conj&quot;: &quot;at&quot;, }," calcext:value-type="string">
            <text:p>{ "name": "Moblin’s Lair", "id": 0x20, "conj": "at", },</text:p>
          </table:table-cell>
        </table:table-row>
        <table:table-row table:style-name="ro1">
          <table:table-cell office:value-type="string" calcext:value-type="string">
            <text:p>0x5f</text:p>
          </table:table-cell>
          <table:table-cell office:value-type="string" calcext:value-type="string">
            <text:p>confronting his fate</text:p>
          </table:table-cell>
          <table:table-cell/>
          <table:table-cell table:formula="of:=COM.MICROSOFT.CONCAT(&quot;{ &quot;&quot;name&quot;&quot;: &quot;&quot;&quot;;[.B44];&quot;&quot;&quot;, &quot;&quot;id&quot;&quot;: &quot;;[.A44];&quot;, &quot;&quot;conj&quot;&quot;: &quot;&quot;&quot;;[.C44];&quot;&quot;&quot;, },&quot;)" office:value-type="string" office:string-value="{ &quot;name&quot;: &quot;confronting his fate&quot;, &quot;id&quot;: 0x5f, &quot;conj&quot;: &quot;&quot;, }," calcext:value-type="string">
            <text:p>{ "name": "confronting his fate", "id": 0x5f, "conj": "", },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Temple of Wisdom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45];&quot;&quot;&quot;, &quot;&quot;id&quot;&quot;: &quot;;[.A45];&quot;, &quot;&quot;conj&quot;&quot;: &quot;&quot;&quot;;[.C45];&quot;&quot;&quot;, },&quot;)" office:value-type="string" office:string-value="{ &quot;name&quot;: &quot;Temple of Wisdom&quot;, &quot;id&quot;: 0x30, &quot;conj&quot;: &quot;in the&quot;, }," calcext:value-type="string">
            <text:p>{ "name": "Temple of Wisdom", "id": 0x30, "conj": "in the", },</text:p>
          </table:table-cell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Fire Temple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46];&quot;&quot;&quot;, &quot;&quot;id&quot;&quot;: &quot;;[.A46];&quot;, &quot;&quot;conj&quot;&quot;: &quot;&quot;&quot;;[.C46];&quot;&quot;&quot;, },&quot;)" office:value-type="string" office:string-value="{ &quot;name&quot;: &quot;Fire Temple&quot;, &quot;id&quot;: 0x4, &quot;conj&quot;: &quot;in the&quot;, }," calcext:value-type="string">
            <text:p>{ "name": "Fire Temple", "id": 0x4, "conj": "in the", },</text:p>
          </table:table-cell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Fire Temple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47];&quot;&quot;&quot;, &quot;&quot;id&quot;&quot;: &quot;;[.A47];&quot;, &quot;&quot;conj&quot;&quot;: &quot;&quot;&quot;;[.C47];&quot;&quot;&quot;, },&quot;)" office:value-type="string" office:string-value="{ &quot;name&quot;: &quot;Fire Temple&quot;, &quot;id&quot;: 0x15, &quot;conj&quot;: &quot;in the&quot;, }," calcext:value-type="string">
            <text:p>{ "name": "Fire Temple", "id": 0x15, "conj": "in the", },</text:p>
          </table:table-cell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Temple of Strength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48];&quot;&quot;&quot;, &quot;&quot;id&quot;&quot;: &quot;;[.A48];&quot;, &quot;&quot;conj&quot;&quot;: &quot;&quot;&quot;;[.C48];&quot;&quot;&quot;, },&quot;)" office:value-type="string" office:string-value="{ &quot;name&quot;: &quot;Temple of Strength&quot;, &quot;id&quot;: 0x12, &quot;conj&quot;: &quot;in the&quot;, }," calcext:value-type="string">
            <text:p>{ "name": "Temple of Strength", "id": 0x12, "conj": "in the", },</text:p>
          </table:table-cell>
        </table:table-row>
        <table:table-row table:style-name="ro1">
          <table:table-cell office:value-type="string" calcext:value-type="string">
            <text:p>0x60</text:p>
          </table:table-cell>
          <table:table-cell office:value-type="string" calcext:value-type="string">
            <text:p>Temple of Strength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49];&quot;&quot;&quot;, &quot;&quot;id&quot;&quot;: &quot;;[.A49];&quot;, &quot;&quot;conj&quot;&quot;: &quot;&quot;&quot;;[.C49];&quot;&quot;&quot;, },&quot;)" office:value-type="string" office:string-value="{ &quot;name&quot;: &quot;Temple of Strength&quot;, &quot;id&quot;: 0x60, &quot;conj&quot;: &quot;in the&quot;, }," calcext:value-type="string">
            <text:p>{ "name": "Temple of Strength", "id": 0x60, "conj": "in the", },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house by Abello Lake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50];&quot;&quot;&quot;, &quot;&quot;id&quot;&quot;: &quot;;[.A50];&quot;, &quot;&quot;conj&quot;&quot;: &quot;&quot;&quot;;[.C50];&quot;&quot;&quot;, },&quot;)" office:value-type="string" office:string-value="{ &quot;name&quot;: &quot;house by Abello Lake&quot;, &quot;id&quot;: 0x1c, &quot;conj&quot;: &quot;in the&quot;, }," calcext:value-type="string">
            <text:p>{ "name": "house by Abello Lake", "id": 0x1c, "conj": "in the", },</text:p>
          </table:table-cell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Lozan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51];&quot;&quot;&quot;, &quot;&quot;id&quot;&quot;: &quot;;[.A51];&quot;, &quot;&quot;conj&quot;&quot;: &quot;&quot;&quot;;[.C51];&quot;&quot;&quot;, },&quot;)" office:value-type="string" office:string-value="{ &quot;name&quot;: &quot;Lozan&quot;, &quot;id&quot;: 0x41, &quot;conj&quot;: &quot;in&quot;, }," calcext:value-type="string">
            <text:p>{ "name": "Lozan", "id": 0x41, "conj": "in", },</text:p>
          </table:table-cell>
        </table:table-row>
        <table:table-row table:style-name="ro1">
          <table:table-cell office:value-type="string" calcext:value-type="string">
            <text:p>0x9</text:p>
          </table:table-cell>
          <table:table-cell office:value-type="string" calcext:value-type="string">
            <text:p>Ice Cavern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52];&quot;&quot;&quot;, &quot;&quot;id&quot;&quot;: &quot;;[.A52];&quot;, &quot;&quot;conj&quot;&quot;: &quot;&quot;&quot;;[.C52];&quot;&quot;&quot;, },&quot;)" office:value-type="string" office:string-value="{ &quot;name&quot;: &quot;Ice Cavern&quot;, &quot;id&quot;: 0x9, &quot;conj&quot;: &quot;in the&quot;, }," calcext:value-type="string">
            <text:p>{ "name": "Ice Cavern", "id": 0x9, "conj": "in the", },</text:p>
          </table:table-cell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Lozan Castle</text:p>
          </table:table-cell>
          <table:table-cell office:value-type="string" calcext:value-type="string">
            <text:p>at</text:p>
          </table:table-cell>
          <table:table-cell table:formula="of:=COM.MICROSOFT.CONCAT(&quot;{ &quot;&quot;name&quot;&quot;: &quot;&quot;&quot;;[.B53];&quot;&quot;&quot;, &quot;&quot;id&quot;&quot;: &quot;;[.A53];&quot;, &quot;&quot;conj&quot;&quot;: &quot;&quot;&quot;;[.C53];&quot;&quot;&quot;, },&quot;)" office:value-type="string" office:string-value="{ &quot;name&quot;: &quot;Lozan Castle&quot;, &quot;id&quot;: 0x4c, &quot;conj&quot;: &quot;at&quot;, }," calcext:value-type="string">
            <text:p>{ "name": "Lozan Castle", "id": 0x4c, "conj": "at", },</text:p>
          </table:table-cell>
        </table:table-row>
        <table:table-row table:style-name="ro1">
          <table:table-cell office:value-type="string" calcext:value-type="string">
            <text:p>0x4d</text:p>
          </table:table-cell>
          <table:table-cell office:value-type="string" calcext:value-type="string">
            <text:p>Lozan Castle</text:p>
          </table:table-cell>
          <table:table-cell office:value-type="string" calcext:value-type="string">
            <text:p>at</text:p>
          </table:table-cell>
          <table:table-cell table:formula="of:=COM.MICROSOFT.CONCAT(&quot;{ &quot;&quot;name&quot;&quot;: &quot;&quot;&quot;;[.B54];&quot;&quot;&quot;, &quot;&quot;id&quot;&quot;: &quot;;[.A54];&quot;, &quot;&quot;conj&quot;&quot;: &quot;&quot;&quot;;[.C54];&quot;&quot;&quot;, },&quot;)" office:value-type="string" office:string-value="{ &quot;name&quot;: &quot;Lozan Castle&quot;, &quot;id&quot;: 0x4d, &quot;conj&quot;: &quot;at&quot;, }," calcext:value-type="string">
            <text:p>{ "name": "Lozan Castle", "id": 0x4d, "conj": "at", },</text:p>
          </table:table-cell>
        </table:table-row>
        <table:table-row table:style-name="ro1">
          <table:table-cell office:value-type="string" calcext:value-type="string">
            <text:p>0x5</text:p>
          </table:table-cell>
          <table:table-cell office:value-type="string" calcext:value-type="string">
            <text:p>Death Temple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55];&quot;&quot;&quot;, &quot;&quot;id&quot;&quot;: &quot;;[.A55];&quot;, &quot;&quot;conj&quot;&quot;: &quot;&quot;&quot;;[.C55];&quot;&quot;&quot;, },&quot;)" office:value-type="string" office:string-value="{ &quot;name&quot;: &quot;Death Temple&quot;, &quot;id&quot;: 0x5, &quot;conj&quot;: &quot;in the&quot;, }," calcext:value-type="string">
            <text:p>{ "name": "Death Temple", "id": 0x5, "conj": "in the", },</text:p>
          </table:table-cell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Lozan Jail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56];&quot;&quot;&quot;, &quot;&quot;id&quot;&quot;: &quot;;[.A56];&quot;, &quot;&quot;conj&quot;&quot;: &quot;&quot;&quot;;[.C56];&quot;&quot;&quot;, },&quot;)" office:value-type="string" office:string-value="{ &quot;name&quot;: &quot;Lozan Jail&quot;, &quot;id&quot;: 0x48, &quot;conj&quot;: &quot;in the&quot;, }," calcext:value-type="string">
            <text:p>{ "name": "Lozan Jail", "id": 0x48, "conj": "in the", },</text:p>
          </table:table-cell>
        </table:table-row>
        <table:table-row table:style-name="ro1">
          <table:table-cell office:value-type="string" calcext:value-type="string">
            <text:p>0x1b</text:p>
          </table:table-cell>
          <table:table-cell office:value-type="string" calcext:value-type="string">
            <text:p>bomb factory at the Canyon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57];&quot;&quot;&quot;, &quot;&quot;id&quot;&quot;: &quot;;[.A57];&quot;, &quot;&quot;conj&quot;&quot;: &quot;&quot;&quot;;[.C57];&quot;&quot;&quot;, },&quot;)" office:value-type="string" office:string-value="{ &quot;name&quot;: &quot;bomb factory at the Canyon&quot;, &quot;id&quot;: 0x1b, &quot;conj&quot;: &quot;in the&quot;, }," calcext:value-type="string">
            <text:p>{ "name": "bomb factory at the Canyon", "id": 0x1b, "conj": "in the", },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Bombchu shop in the Canyon</text:p>
          </table:table-cell>
          <table:table-cell office:value-type="string" calcext:value-type="string">
            <text:p>at the</text:p>
          </table:table-cell>
          <table:table-cell table:formula="of:=COM.MICROSOFT.CONCAT(&quot;{ &quot;&quot;name&quot;&quot;: &quot;&quot;&quot;;[.B58];&quot;&quot;&quot;, &quot;&quot;id&quot;&quot;: &quot;;[.A58];&quot;, &quot;&quot;conj&quot;&quot;: &quot;&quot;&quot;;[.C58];&quot;&quot;&quot;, },&quot;)" office:value-type="string" office:string-value="{ &quot;name&quot;: &quot;Bombchu shop in the Canyon&quot;, &quot;id&quot;: 0x24, &quot;conj&quot;: &quot;at the&quot;, }," calcext:value-type="string">
            <text:p>{ "name": "Bombchu shop in the Canyon", "id": 0x24, "conj": "at the", },</text:p>
          </table:table-cell>
        </table:table-row>
        <table:table-row table:style-name="ro1">
          <table:table-cell office:value-type="string" calcext:value-type="string">
            <text:p>0xb</text:p>
          </table:table-cell>
          <table:table-cell office:value-type="string" calcext:value-type="string">
            <text:p>Coastal Fortress</text:p>
          </table:table-cell>
          <table:table-cell office:value-type="string" calcext:value-type="string">
            <text:p>inside the</text:p>
          </table:table-cell>
          <table:table-cell table:formula="of:=COM.MICROSOFT.CONCAT(&quot;{ &quot;&quot;name&quot;&quot;: &quot;&quot;&quot;;[.B59];&quot;&quot;&quot;, &quot;&quot;id&quot;&quot;: &quot;;[.A59];&quot;, &quot;&quot;conj&quot;&quot;: &quot;&quot;&quot;;[.C59];&quot;&quot;&quot;, },&quot;)" office:value-type="string" office:string-value="{ &quot;name&quot;: &quot;Coastal Fortress&quot;, &quot;id&quot;: 0xb, &quot;conj&quot;: &quot;inside the&quot;, }," calcext:value-type="string">
            <text:p>{ "name": "Coastal Fortress", "id": 0xb, "conj": "inside the", },</text:p>
          </table:table-cell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Jafre Desert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60];&quot;&quot;&quot;, &quot;&quot;id&quot;&quot;: &quot;;[.A60];&quot;, &quot;&quot;conj&quot;&quot;: &quot;&quot;&quot;;[.C60];&quot;&quot;&quot;, },&quot;)" office:value-type="string" office:string-value="{ &quot;name&quot;: &quot;Jafre Desert&quot;, &quot;id&quot;: 0x50, &quot;conj&quot;: &quot;in&quot;, }," calcext:value-type="string">
            <text:p>{ "name": "Jafre Desert", "id": 0x50, "conj": "in", },</text:p>
          </table:table-cell>
        </table:table-row>
        <table:table-row table:style-name="ro1">
          <table:table-cell office:value-type="string" calcext:value-type="string">
            <text:p>0x6</text:p>
          </table:table-cell>
          <table:table-cell office:value-type="string" calcext:value-type="string">
            <text:p>Light Temple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61];&quot;&quot;&quot;, &quot;&quot;id&quot;&quot;: &quot;;[.A61];&quot;, &quot;&quot;conj&quot;&quot;: &quot;&quot;&quot;;[.C61];&quot;&quot;&quot;, },&quot;)" office:value-type="string" office:string-value="{ &quot;name&quot;: &quot;Light Temple&quot;, &quot;id&quot;: 0x6, &quot;conj&quot;: &quot;in the&quot;, }," calcext:value-type="string">
            <text:p>{ "name": "Light Temple", "id": 0x6, "conj": "in the", },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Light Temple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62];&quot;&quot;&quot;, &quot;&quot;id&quot;&quot;: &quot;;[.A62];&quot;, &quot;&quot;conj&quot;&quot;: &quot;&quot;&quot;;[.C62];&quot;&quot;&quot;, },&quot;)" office:value-type="string" office:string-value="{ &quot;name&quot;: &quot;Light Temple&quot;, &quot;id&quot;: 0x17, &quot;conj&quot;: &quot;in the&quot;, }," calcext:value-type="string">
            <text:p>{ "name": "Light Temple", "id": 0x17, "conj": "in the", },</text:p>
          </table:table-cell>
        </table:table-row>
        <table:table-row table:style-name="ro1">
          <table:table-cell office:value-type="string" calcext:value-type="string">
            <text:p>0x7</text:p>
          </table:table-cell>
          <table:table-cell office:value-type="string" calcext:value-type="string">
            <text:p>Water Temple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63];&quot;&quot;&quot;, &quot;&quot;id&quot;&quot;: &quot;;[.A63];&quot;, &quot;&quot;conj&quot;&quot;: &quot;&quot;&quot;;[.C63];&quot;&quot;&quot;, },&quot;)" office:value-type="string" office:string-value="{ &quot;name&quot;: &quot;Water Temple&quot;, &quot;id&quot;: 0x7, &quot;conj&quot;: &quot;in the&quot;, }," calcext:value-type="string">
            <text:p>{ "name": "Water Temple", "id": 0x7, "conj": "in the", },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Water Temple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64];&quot;&quot;&quot;, &quot;&quot;id&quot;&quot;: &quot;;[.A64];&quot;, &quot;&quot;conj&quot;&quot;: &quot;&quot;&quot;;[.C64];&quot;&quot;&quot;, },&quot;)" office:value-type="string" office:string-value="{ &quot;name&quot;: &quot;Water Temple&quot;, &quot;id&quot;: 0x18, &quot;conj&quot;: &quot;in the&quot;, }," calcext:value-type="string">
            <text:p>{ "name": "Water Temple", "id": 0x18, "conj": "in the", },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65];&quot;&quot;&quot;, &quot;&quot;id&quot;&quot;: &quot;;[.A65];&quot;, &quot;&quot;conj&quot;&quot;: &quot;&quot;&quot;;[.C65];&quot;&quot;&quot;, },&quot;)" office:value-type="string" office:string-value="{ &quot;name&quot;: &quot;?&quot;, &quot;id&quot;: 0x25, &quot;conj&quot;: &quot;in&quot;, }," calcext:value-type="string">
            <text:p>{ "name": "?", "id": 0x25, "conj": "in", },</text:p>
          </table:table-cell>
        </table:table-row>
        <table:table-row table:style-name="ro1">
          <table:table-cell office:value-type="string" calcext:value-type="string">
            <text:p>0x5e</text:p>
          </table:table-cell>
          <table:table-cell office:value-type="string" calcext:value-type="string">
            <text:p>edge of the world</text:p>
          </table:table-cell>
          <table:table-cell office:value-type="string" calcext:value-type="string">
            <text:p>at the</text:p>
          </table:table-cell>
          <table:table-cell table:formula="of:=COM.MICROSOFT.CONCAT(&quot;{ &quot;&quot;name&quot;&quot;: &quot;&quot;&quot;;[.B66];&quot;&quot;&quot;, &quot;&quot;id&quot;&quot;: &quot;;[.A66];&quot;, &quot;&quot;conj&quot;&quot;: &quot;&quot;&quot;;[.C66];&quot;&quot;&quot;, },&quot;)" office:value-type="string" office:string-value="{ &quot;name&quot;: &quot;edge of the world&quot;, &quot;id&quot;: 0x5e, &quot;conj&quot;: &quot;at the&quot;, }," calcext:value-type="string">
            <text:p>{ "name": "edge of the world", "id": 0x5e, "conj": "at the", },</text:p>
          </table:table-cell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Space Link</text:p>
          </table:table-cell>
          <table:table-cell office:value-type="string" calcext:value-type="string">
            <text:p>playing</text:p>
          </table:table-cell>
          <table:table-cell table:formula="of:=COM.MICROSOFT.CONCAT(&quot;{ &quot;&quot;name&quot;&quot;: &quot;&quot;&quot;;[.B67];&quot;&quot;&quot;, &quot;&quot;id&quot;&quot;: &quot;;[.A67];&quot;, &quot;&quot;conj&quot;&quot;: &quot;&quot;&quot;;[.C67];&quot;&quot;&quot;, },&quot;)" office:value-type="string" office:string-value="{ &quot;name&quot;: &quot;Space Link&quot;, &quot;id&quot;: 0x3c, &quot;conj&quot;: &quot;playing&quot;, }," calcext:value-type="string">
            <text:p>{ "name": "Space Link", "id": 0x3c, "conj": "playing", },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Defenseless</text:p>
          </table:table-cell>
          <table:table-cell office:value-type="string" calcext:value-type="string">
            <text:p>playing</text:p>
          </table:table-cell>
          <table:table-cell table:formula="of:=COM.MICROSOFT.CONCAT(&quot;{ &quot;&quot;name&quot;&quot;: &quot;&quot;&quot;;[.B68];&quot;&quot;&quot;, &quot;&quot;id&quot;&quot;: &quot;;[.A68];&quot;, &quot;&quot;conj&quot;&quot;: &quot;&quot;&quot;;[.C68];&quot;&quot;&quot;, },&quot;)" office:value-type="string" office:string-value="{ &quot;name&quot;: &quot;Defenseless&quot;, &quot;id&quot;: 0x10, &quot;conj&quot;: &quot;playing&quot;, }," calcext:value-type="string">
            <text:p>{ "name": "Defenseless", "id": 0x10, "conj": "playing", },</text:p>
          </table:table-cell>
        </table:table-row>
      </table:table>
      <table:table table:name="Character Code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Character</text:p>
          </table:table-cell>
          <table:table-cell table:style-name="ce1"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ab</text:p>
          </table:table-cell>
          <table:table-cell office:value-type="string" calcext:value-type="string">
            <text:p>A</text:p>
          </table:table-cell>
          <table:table-cell table:formula="of:=COM.MICROSOFT.CONCAT([.A2]; &quot;: &quot;&quot;&quot;; [.B2]; &quot;&quot;&quot;,&quot;)" office:value-type="string" office:string-value="0xab: &quot;A&quot;," calcext:value-type="string">
            <text:p>0xab: "A",</text:p>
          </table:table-cell>
        </table:table-row>
        <table:table-row table:style-name="ro1">
          <table:table-cell office:value-type="string" calcext:value-type="string">
            <text:p>0xac</text:p>
          </table:table-cell>
          <table:table-cell office:value-type="string" calcext:value-type="string">
            <text:p>B</text:p>
          </table:table-cell>
          <table:table-cell table:formula="of:=COM.MICROSOFT.CONCAT([.A3]; &quot;: &quot;&quot;&quot;; [.B3]; &quot;&quot;&quot;,&quot;)" office:value-type="string" office:string-value="0xac: &quot;B&quot;," calcext:value-type="string">
            <text:p>0xac: "B",</text:p>
          </table:table-cell>
        </table:table-row>
        <table:table-row table:style-name="ro1">
          <table:table-cell office:value-type="string" calcext:value-type="string">
            <text:p>0xad</text:p>
          </table:table-cell>
          <table:table-cell office:value-type="string" calcext:value-type="string">
            <text:p>C</text:p>
          </table:table-cell>
          <table:table-cell table:formula="of:=COM.MICROSOFT.CONCAT([.A4]; &quot;: &quot;&quot;&quot;; [.B4]; &quot;&quot;&quot;,&quot;)" office:value-type="string" office:string-value="0xad: &quot;C&quot;," calcext:value-type="string">
            <text:p>0xad: "C",</text:p>
          </table:table-cell>
        </table:table-row>
        <table:table-row table:style-name="ro1">
          <table:table-cell office:value-type="string" calcext:value-type="string">
            <text:p>0xae</text:p>
          </table:table-cell>
          <table:table-cell office:value-type="string" calcext:value-type="string">
            <text:p>D</text:p>
          </table:table-cell>
          <table:table-cell table:formula="of:=COM.MICROSOFT.CONCAT([.A5]; &quot;: &quot;&quot;&quot;; [.B5]; &quot;&quot;&quot;,&quot;)" office:value-type="string" office:string-value="0xae: &quot;D&quot;," calcext:value-type="string">
            <text:p>0xae: "D",</text:p>
          </table:table-cell>
        </table:table-row>
        <table:table-row table:style-name="ro1">
          <table:table-cell office:value-type="string" calcext:value-type="string">
            <text:p>0xaf</text:p>
          </table:table-cell>
          <table:table-cell office:value-type="string" calcext:value-type="string">
            <text:p>E</text:p>
          </table:table-cell>
          <table:table-cell table:formula="of:=COM.MICROSOFT.CONCAT([.A6]; &quot;: &quot;&quot;&quot;; [.B6]; &quot;&quot;&quot;,&quot;)" office:value-type="string" office:string-value="0xaf: &quot;E&quot;," calcext:value-type="string">
            <text:p>0xaf: "E",</text:p>
          </table:table-cell>
        </table:table-row>
        <table:table-row table:style-name="ro1">
          <table:table-cell office:value-type="string" calcext:value-type="string">
            <text:p>0xb0</text:p>
          </table:table-cell>
          <table:table-cell office:value-type="string" calcext:value-type="string">
            <text:p>F</text:p>
          </table:table-cell>
          <table:table-cell table:formula="of:=COM.MICROSOFT.CONCAT([.A7]; &quot;: &quot;&quot;&quot;; [.B7]; &quot;&quot;&quot;,&quot;)" office:value-type="string" office:string-value="0xb0: &quot;F&quot;," calcext:value-type="string">
            <text:p>0xb0: "F",</text:p>
          </table:table-cell>
        </table:table-row>
        <table:table-row table:style-name="ro1">
          <table:table-cell office:value-type="string" calcext:value-type="string">
            <text:p>0xb1</text:p>
          </table:table-cell>
          <table:table-cell office:value-type="string" calcext:value-type="string">
            <text:p>G</text:p>
          </table:table-cell>
          <table:table-cell table:formula="of:=COM.MICROSOFT.CONCAT([.A8]; &quot;: &quot;&quot;&quot;; [.B8]; &quot;&quot;&quot;,&quot;)" office:value-type="string" office:string-value="0xb1: &quot;G&quot;," calcext:value-type="string">
            <text:p>0xb1: "G",</text:p>
          </table:table-cell>
        </table:table-row>
        <table:table-row table:style-name="ro1">
          <table:table-cell office:value-type="string" calcext:value-type="string">
            <text:p>0xb2</text:p>
          </table:table-cell>
          <table:table-cell office:value-type="string" calcext:value-type="string">
            <text:p>H</text:p>
          </table:table-cell>
          <table:table-cell table:formula="of:=COM.MICROSOFT.CONCAT([.A9]; &quot;: &quot;&quot;&quot;; [.B9]; &quot;&quot;&quot;,&quot;)" office:value-type="string" office:string-value="0xb2: &quot;H&quot;," calcext:value-type="string">
            <text:p>0xb2: "H",</text:p>
          </table:table-cell>
        </table:table-row>
        <table:table-row table:style-name="ro1">
          <table:table-cell office:value-type="string" calcext:value-type="string">
            <text:p>0xb3</text:p>
          </table:table-cell>
          <table:table-cell office:value-type="string" calcext:value-type="string">
            <text:p>I</text:p>
          </table:table-cell>
          <table:table-cell table:formula="of:=COM.MICROSOFT.CONCAT([.A10]; &quot;: &quot;&quot;&quot;; [.B10]; &quot;&quot;&quot;,&quot;)" office:value-type="string" office:string-value="0xb3: &quot;I&quot;," calcext:value-type="string">
            <text:p>0xb3: "I",</text:p>
          </table:table-cell>
        </table:table-row>
        <table:table-row table:style-name="ro1">
          <table:table-cell office:value-type="string" calcext:value-type="string">
            <text:p>0xb4</text:p>
          </table:table-cell>
          <table:table-cell office:value-type="string" calcext:value-type="string">
            <text:p>J</text:p>
          </table:table-cell>
          <table:table-cell table:formula="of:=COM.MICROSOFT.CONCAT([.A11]; &quot;: &quot;&quot;&quot;; [.B11]; &quot;&quot;&quot;,&quot;)" office:value-type="string" office:string-value="0xb4: &quot;J&quot;," calcext:value-type="string">
            <text:p>0xb4: "J",</text:p>
          </table:table-cell>
        </table:table-row>
        <table:table-row table:style-name="ro1">
          <table:table-cell office:value-type="string" calcext:value-type="string">
            <text:p>0xb5</text:p>
          </table:table-cell>
          <table:table-cell office:value-type="string" calcext:value-type="string">
            <text:p>K</text:p>
          </table:table-cell>
          <table:table-cell table:formula="of:=COM.MICROSOFT.CONCAT([.A12]; &quot;: &quot;&quot;&quot;; [.B12]; &quot;&quot;&quot;,&quot;)" office:value-type="string" office:string-value="0xb5: &quot;K&quot;," calcext:value-type="string">
            <text:p>0xb5: "K",</text:p>
          </table:table-cell>
        </table:table-row>
        <table:table-row table:style-name="ro1">
          <table:table-cell office:value-type="string" calcext:value-type="string">
            <text:p>0xb6</text:p>
          </table:table-cell>
          <table:table-cell office:value-type="string" calcext:value-type="string">
            <text:p>L</text:p>
          </table:table-cell>
          <table:table-cell table:formula="of:=COM.MICROSOFT.CONCAT([.A13]; &quot;: &quot;&quot;&quot;; [.B13]; &quot;&quot;&quot;,&quot;)" office:value-type="string" office:string-value="0xb6: &quot;L&quot;," calcext:value-type="string">
            <text:p>0xb6: "L",</text:p>
          </table:table-cell>
        </table:table-row>
        <table:table-row table:style-name="ro1">
          <table:table-cell office:value-type="string" calcext:value-type="string">
            <text:p>0xb7</text:p>
          </table:table-cell>
          <table:table-cell office:value-type="string" calcext:value-type="string">
            <text:p>M</text:p>
          </table:table-cell>
          <table:table-cell table:formula="of:=COM.MICROSOFT.CONCAT([.A14]; &quot;: &quot;&quot;&quot;; [.B14]; &quot;&quot;&quot;,&quot;)" office:value-type="string" office:string-value="0xb7: &quot;M&quot;," calcext:value-type="string">
            <text:p>0xb7: "M",</text:p>
          </table:table-cell>
        </table:table-row>
        <table:table-row table:style-name="ro1">
          <table:table-cell office:value-type="string" calcext:value-type="string">
            <text:p>0xb8</text:p>
          </table:table-cell>
          <table:table-cell office:value-type="string" calcext:value-type="string">
            <text:p>N</text:p>
          </table:table-cell>
          <table:table-cell table:formula="of:=COM.MICROSOFT.CONCAT([.A15]; &quot;: &quot;&quot;&quot;; [.B15]; &quot;&quot;&quot;,&quot;)" office:value-type="string" office:string-value="0xb8: &quot;N&quot;," calcext:value-type="string">
            <text:p>0xb8: "N",</text:p>
          </table:table-cell>
        </table:table-row>
        <table:table-row table:style-name="ro1">
          <table:table-cell office:value-type="string" calcext:value-type="string">
            <text:p>0xb9</text:p>
          </table:table-cell>
          <table:table-cell office:value-type="string" calcext:value-type="string">
            <text:p>O</text:p>
          </table:table-cell>
          <table:table-cell table:formula="of:=COM.MICROSOFT.CONCAT([.A16]; &quot;: &quot;&quot;&quot;; [.B16]; &quot;&quot;&quot;,&quot;)" office:value-type="string" office:string-value="0xb9: &quot;O&quot;," calcext:value-type="string">
            <text:p>0xb9: "O",</text:p>
          </table:table-cell>
        </table:table-row>
        <table:table-row table:style-name="ro1">
          <table:table-cell office:value-type="string" calcext:value-type="string">
            <text:p>0xba</text:p>
          </table:table-cell>
          <table:table-cell office:value-type="string" calcext:value-type="string">
            <text:p>P</text:p>
          </table:table-cell>
          <table:table-cell table:formula="of:=COM.MICROSOFT.CONCAT([.A17]; &quot;: &quot;&quot;&quot;; [.B17]; &quot;&quot;&quot;,&quot;)" office:value-type="string" office:string-value="0xba: &quot;P&quot;," calcext:value-type="string">
            <text:p>0xba: "P",</text:p>
          </table:table-cell>
        </table:table-row>
        <table:table-row table:style-name="ro1">
          <table:table-cell office:value-type="string" calcext:value-type="string">
            <text:p>0xbb</text:p>
          </table:table-cell>
          <table:table-cell office:value-type="string" calcext:value-type="string">
            <text:p>Q</text:p>
          </table:table-cell>
          <table:table-cell table:formula="of:=COM.MICROSOFT.CONCAT([.A18]; &quot;: &quot;&quot;&quot;; [.B18]; &quot;&quot;&quot;,&quot;)" office:value-type="string" office:string-value="0xbb: &quot;Q&quot;," calcext:value-type="string">
            <text:p>0xbb: "Q",</text:p>
          </table:table-cell>
        </table:table-row>
        <table:table-row table:style-name="ro1">
          <table:table-cell office:value-type="string" calcext:value-type="string">
            <text:p>0xbc</text:p>
          </table:table-cell>
          <table:table-cell office:value-type="string" calcext:value-type="string">
            <text:p>R</text:p>
          </table:table-cell>
          <table:table-cell table:formula="of:=COM.MICROSOFT.CONCAT([.A19]; &quot;: &quot;&quot;&quot;; [.B19]; &quot;&quot;&quot;,&quot;)" office:value-type="string" office:string-value="0xbc: &quot;R&quot;," calcext:value-type="string">
            <text:p>0xbc: "R",</text:p>
          </table:table-cell>
        </table:table-row>
        <table:table-row table:style-name="ro1">
          <table:table-cell office:value-type="string" calcext:value-type="string">
            <text:p>0xbd</text:p>
          </table:table-cell>
          <table:table-cell office:value-type="string" calcext:value-type="string">
            <text:p>S</text:p>
          </table:table-cell>
          <table:table-cell table:formula="of:=COM.MICROSOFT.CONCAT([.A20]; &quot;: &quot;&quot;&quot;; [.B20]; &quot;&quot;&quot;,&quot;)" office:value-type="string" office:string-value="0xbd: &quot;S&quot;," calcext:value-type="string">
            <text:p>0xbd: "S",</text:p>
          </table:table-cell>
        </table:table-row>
        <table:table-row table:style-name="ro1">
          <table:table-cell office:value-type="string" calcext:value-type="string">
            <text:p>0xbe</text:p>
          </table:table-cell>
          <table:table-cell office:value-type="string" calcext:value-type="string">
            <text:p>T</text:p>
          </table:table-cell>
          <table:table-cell table:formula="of:=COM.MICROSOFT.CONCAT([.A21]; &quot;: &quot;&quot;&quot;; [.B21]; &quot;&quot;&quot;,&quot;)" office:value-type="string" office:string-value="0xbe: &quot;T&quot;," calcext:value-type="string">
            <text:p>0xbe: "T",</text:p>
          </table:table-cell>
        </table:table-row>
        <table:table-row table:style-name="ro1">
          <table:table-cell office:value-type="string" calcext:value-type="string">
            <text:p>0xbf</text:p>
          </table:table-cell>
          <table:table-cell office:value-type="string" calcext:value-type="string">
            <text:p>U</text:p>
          </table:table-cell>
          <table:table-cell table:formula="of:=COM.MICROSOFT.CONCAT([.A22]; &quot;: &quot;&quot;&quot;; [.B22]; &quot;&quot;&quot;,&quot;)" office:value-type="string" office:string-value="0xbf: &quot;U&quot;," calcext:value-type="string">
            <text:p>0xbf: "U",</text:p>
          </table:table-cell>
        </table:table-row>
        <table:table-row table:style-name="ro1">
          <table:table-cell office:value-type="string" calcext:value-type="string">
            <text:p>0xc0</text:p>
          </table:table-cell>
          <table:table-cell office:value-type="string" calcext:value-type="string">
            <text:p>V</text:p>
          </table:table-cell>
          <table:table-cell table:formula="of:=COM.MICROSOFT.CONCAT([.A23]; &quot;: &quot;&quot;&quot;; [.B23]; &quot;&quot;&quot;,&quot;)" office:value-type="string" office:string-value="0xc0: &quot;V&quot;," calcext:value-type="string">
            <text:p>0xc0: "V",</text:p>
          </table:table-cell>
        </table:table-row>
        <table:table-row table:style-name="ro1">
          <table:table-cell office:value-type="string" calcext:value-type="string">
            <text:p>0xc1</text:p>
          </table:table-cell>
          <table:table-cell office:value-type="string" calcext:value-type="string">
            <text:p>W</text:p>
          </table:table-cell>
          <table:table-cell table:formula="of:=COM.MICROSOFT.CONCAT([.A24]; &quot;: &quot;&quot;&quot;; [.B24]; &quot;&quot;&quot;,&quot;)" office:value-type="string" office:string-value="0xc1: &quot;W&quot;," calcext:value-type="string">
            <text:p>0xc1: "W",</text:p>
          </table:table-cell>
        </table:table-row>
        <table:table-row table:style-name="ro1">
          <table:table-cell office:value-type="string" calcext:value-type="string">
            <text:p>0xc2</text:p>
          </table:table-cell>
          <table:table-cell office:value-type="string" calcext:value-type="string">
            <text:p>X</text:p>
          </table:table-cell>
          <table:table-cell table:formula="of:=COM.MICROSOFT.CONCAT([.A25]; &quot;: &quot;&quot;&quot;; [.B25]; &quot;&quot;&quot;,&quot;)" office:value-type="string" office:string-value="0xc2: &quot;X&quot;," calcext:value-type="string">
            <text:p>0xc2: "X",</text:p>
          </table:table-cell>
        </table:table-row>
        <table:table-row table:style-name="ro1">
          <table:table-cell office:value-type="string" calcext:value-type="string">
            <text:p>0xc3</text:p>
          </table:table-cell>
          <table:table-cell office:value-type="string" calcext:value-type="string">
            <text:p>Y</text:p>
          </table:table-cell>
          <table:table-cell table:formula="of:=COM.MICROSOFT.CONCAT([.A26]; &quot;: &quot;&quot;&quot;; [.B26]; &quot;&quot;&quot;,&quot;)" office:value-type="string" office:string-value="0xc3: &quot;Y&quot;," calcext:value-type="string">
            <text:p>0xc3: "Y",</text:p>
          </table:table-cell>
        </table:table-row>
        <table:table-row table:style-name="ro1">
          <table:table-cell office:value-type="string" calcext:value-type="string">
            <text:p>0xc4</text:p>
          </table:table-cell>
          <table:table-cell office:value-type="string" calcext:value-type="string">
            <text:p>Z</text:p>
          </table:table-cell>
          <table:table-cell table:formula="of:=COM.MICROSOFT.CONCAT([.A27]; &quot;: &quot;&quot;&quot;; [.B27]; &quot;&quot;&quot;,&quot;)" office:value-type="string" office:string-value="0xc4: &quot;Z&quot;," calcext:value-type="string">
            <text:p>0xc4: "Z",</text:p>
          </table:table-cell>
        </table:table-row>
        <table:table-row table:style-name="ro1">
          <table:table-cell office:value-type="string" calcext:value-type="string">
            <text:p>0xc5</text:p>
          </table:table-cell>
          <table:table-cell office:value-type="string" calcext:value-type="string">
            <text:p>a</text:p>
          </table:table-cell>
          <table:table-cell table:formula="of:=COM.MICROSOFT.CONCAT([.A28]; &quot;: &quot;&quot;&quot;; [.B28]; &quot;&quot;&quot;,&quot;)" office:value-type="string" office:string-value="0xc5: &quot;a&quot;," calcext:value-type="string">
            <text:p>0xc5: "a",</text:p>
          </table:table-cell>
        </table:table-row>
        <table:table-row table:style-name="ro1">
          <table:table-cell office:value-type="string" calcext:value-type="string">
            <text:p>0xc6</text:p>
          </table:table-cell>
          <table:table-cell office:value-type="string" calcext:value-type="string">
            <text:p>b</text:p>
          </table:table-cell>
          <table:table-cell table:formula="of:=COM.MICROSOFT.CONCAT([.A29]; &quot;: &quot;&quot;&quot;; [.B29]; &quot;&quot;&quot;,&quot;)" office:value-type="string" office:string-value="0xc6: &quot;b&quot;," calcext:value-type="string">
            <text:p>0xc6: "b",</text:p>
          </table:table-cell>
        </table:table-row>
        <table:table-row table:style-name="ro1">
          <table:table-cell office:value-type="string" calcext:value-type="string">
            <text:p>0xc7</text:p>
          </table:table-cell>
          <table:table-cell office:value-type="string" calcext:value-type="string">
            <text:p>c</text:p>
          </table:table-cell>
          <table:table-cell table:formula="of:=COM.MICROSOFT.CONCAT([.A30]; &quot;: &quot;&quot;&quot;; [.B30]; &quot;&quot;&quot;,&quot;)" office:value-type="string" office:string-value="0xc7: &quot;c&quot;," calcext:value-type="string">
            <text:p>0xc7: "c",</text:p>
          </table:table-cell>
        </table:table-row>
        <table:table-row table:style-name="ro1">
          <table:table-cell office:value-type="string" calcext:value-type="string">
            <text:p>0xc8</text:p>
          </table:table-cell>
          <table:table-cell office:value-type="string" calcext:value-type="string">
            <text:p>d</text:p>
          </table:table-cell>
          <table:table-cell table:formula="of:=COM.MICROSOFT.CONCAT([.A31]; &quot;: &quot;&quot;&quot;; [.B31]; &quot;&quot;&quot;,&quot;)" office:value-type="string" office:string-value="0xc8: &quot;d&quot;," calcext:value-type="string">
            <text:p>0xc8: "d",</text:p>
          </table:table-cell>
        </table:table-row>
        <table:table-row table:style-name="ro1">
          <table:table-cell office:value-type="string" calcext:value-type="string">
            <text:p>0xc9</text:p>
          </table:table-cell>
          <table:table-cell office:value-type="string" calcext:value-type="string">
            <text:p>e</text:p>
          </table:table-cell>
          <table:table-cell table:formula="of:=COM.MICROSOFT.CONCAT([.A32]; &quot;: &quot;&quot;&quot;; [.B32]; &quot;&quot;&quot;,&quot;)" office:value-type="string" office:string-value="0xc9: &quot;e&quot;," calcext:value-type="string">
            <text:p>0xc9: "e",</text:p>
          </table:table-cell>
        </table:table-row>
        <table:table-row table:style-name="ro1">
          <table:table-cell office:value-type="string" calcext:value-type="string">
            <text:p>0xca</text:p>
          </table:table-cell>
          <table:table-cell office:value-type="string" calcext:value-type="string">
            <text:p>f</text:p>
          </table:table-cell>
          <table:table-cell table:formula="of:=COM.MICROSOFT.CONCAT([.A33]; &quot;: &quot;&quot;&quot;; [.B33]; &quot;&quot;&quot;,&quot;)" office:value-type="string" office:string-value="0xca: &quot;f&quot;," calcext:value-type="string">
            <text:p>0xca: "f",</text:p>
          </table:table-cell>
        </table:table-row>
        <table:table-row table:style-name="ro1">
          <table:table-cell office:value-type="string" calcext:value-type="string">
            <text:p>0xcb</text:p>
          </table:table-cell>
          <table:table-cell office:value-type="string" calcext:value-type="string">
            <text:p>g</text:p>
          </table:table-cell>
          <table:table-cell table:formula="of:=COM.MICROSOFT.CONCAT([.A34]; &quot;: &quot;&quot;&quot;; [.B34]; &quot;&quot;&quot;,&quot;)" office:value-type="string" office:string-value="0xcb: &quot;g&quot;," calcext:value-type="string">
            <text:p>0xcb: "g",</text:p>
          </table:table-cell>
        </table:table-row>
        <table:table-row table:style-name="ro1">
          <table:table-cell office:value-type="string" calcext:value-type="string">
            <text:p>0xcc</text:p>
          </table:table-cell>
          <table:table-cell office:value-type="string" calcext:value-type="string">
            <text:p>h</text:p>
          </table:table-cell>
          <table:table-cell table:formula="of:=COM.MICROSOFT.CONCAT([.A35]; &quot;: &quot;&quot;&quot;; [.B35]; &quot;&quot;&quot;,&quot;)" office:value-type="string" office:string-value="0xcc: &quot;h&quot;," calcext:value-type="string">
            <text:p>0xcc: "h",</text:p>
          </table:table-cell>
        </table:table-row>
        <table:table-row table:style-name="ro1">
          <table:table-cell office:value-type="string" calcext:value-type="string">
            <text:p>0xcd</text:p>
          </table:table-cell>
          <table:table-cell office:value-type="string" calcext:value-type="string">
            <text:p>i</text:p>
          </table:table-cell>
          <table:table-cell table:formula="of:=COM.MICROSOFT.CONCAT([.A36]; &quot;: &quot;&quot;&quot;; [.B36]; &quot;&quot;&quot;,&quot;)" office:value-type="string" office:string-value="0xcd: &quot;i&quot;," calcext:value-type="string">
            <text:p>0xcd: "i",</text:p>
          </table:table-cell>
        </table:table-row>
        <table:table-row table:style-name="ro1">
          <table:table-cell office:value-type="string" calcext:value-type="string">
            <text:p>0xce</text:p>
          </table:table-cell>
          <table:table-cell office:value-type="string" calcext:value-type="string">
            <text:p>j</text:p>
          </table:table-cell>
          <table:table-cell table:formula="of:=COM.MICROSOFT.CONCAT([.A37]; &quot;: &quot;&quot;&quot;; [.B37]; &quot;&quot;&quot;,&quot;)" office:value-type="string" office:string-value="0xce: &quot;j&quot;," calcext:value-type="string">
            <text:p>0xce: "j",</text:p>
          </table:table-cell>
        </table:table-row>
        <table:table-row table:style-name="ro1">
          <table:table-cell office:value-type="string" calcext:value-type="string">
            <text:p>0xcf</text:p>
          </table:table-cell>
          <table:table-cell office:value-type="string" calcext:value-type="string">
            <text:p>k</text:p>
          </table:table-cell>
          <table:table-cell table:formula="of:=COM.MICROSOFT.CONCAT([.A38]; &quot;: &quot;&quot;&quot;; [.B38]; &quot;&quot;&quot;,&quot;)" office:value-type="string" office:string-value="0xcf: &quot;k&quot;," calcext:value-type="string">
            <text:p>0xcf: "k",</text:p>
          </table:table-cell>
        </table:table-row>
        <table:table-row table:style-name="ro1">
          <table:table-cell office:value-type="string" calcext:value-type="string">
            <text:p>0xd0</text:p>
          </table:table-cell>
          <table:table-cell office:value-type="string" calcext:value-type="string">
            <text:p>l</text:p>
          </table:table-cell>
          <table:table-cell table:formula="of:=COM.MICROSOFT.CONCAT([.A39]; &quot;: &quot;&quot;&quot;; [.B39]; &quot;&quot;&quot;,&quot;)" office:value-type="string" office:string-value="0xd0: &quot;l&quot;," calcext:value-type="string">
            <text:p>0xd0: "l",</text:p>
          </table:table-cell>
        </table:table-row>
        <table:table-row table:style-name="ro1">
          <table:table-cell office:value-type="string" calcext:value-type="string">
            <text:p>0xd1</text:p>
          </table:table-cell>
          <table:table-cell office:value-type="string" calcext:value-type="string">
            <text:p>m</text:p>
          </table:table-cell>
          <table:table-cell table:formula="of:=COM.MICROSOFT.CONCAT([.A40]; &quot;: &quot;&quot;&quot;; [.B40]; &quot;&quot;&quot;,&quot;)" office:value-type="string" office:string-value="0xd1: &quot;m&quot;," calcext:value-type="string">
            <text:p>0xd1: "m",</text:p>
          </table:table-cell>
        </table:table-row>
        <table:table-row table:style-name="ro1">
          <table:table-cell office:value-type="string" calcext:value-type="string">
            <text:p>0xd2</text:p>
          </table:table-cell>
          <table:table-cell office:value-type="string" calcext:value-type="string">
            <text:p>n</text:p>
          </table:table-cell>
          <table:table-cell table:formula="of:=COM.MICROSOFT.CONCAT([.A41]; &quot;: &quot;&quot;&quot;; [.B41]; &quot;&quot;&quot;,&quot;)" office:value-type="string" office:string-value="0xd2: &quot;n&quot;," calcext:value-type="string">
            <text:p>0xd2: "n",</text:p>
          </table:table-cell>
        </table:table-row>
        <table:table-row table:style-name="ro1">
          <table:table-cell office:value-type="string" calcext:value-type="string">
            <text:p>0xd3</text:p>
          </table:table-cell>
          <table:table-cell office:value-type="string" calcext:value-type="string">
            <text:p>o</text:p>
          </table:table-cell>
          <table:table-cell table:formula="of:=COM.MICROSOFT.CONCAT([.A42]; &quot;: &quot;&quot;&quot;; [.B42]; &quot;&quot;&quot;,&quot;)" office:value-type="string" office:string-value="0xd3: &quot;o&quot;," calcext:value-type="string">
            <text:p>0xd3: "o",</text:p>
          </table:table-cell>
        </table:table-row>
        <table:table-row table:style-name="ro1">
          <table:table-cell office:value-type="string" calcext:value-type="string">
            <text:p>0xd4</text:p>
          </table:table-cell>
          <table:table-cell office:value-type="string" calcext:value-type="string">
            <text:p>p</text:p>
          </table:table-cell>
          <table:table-cell table:formula="of:=COM.MICROSOFT.CONCAT([.A43]; &quot;: &quot;&quot;&quot;; [.B43]; &quot;&quot;&quot;,&quot;)" office:value-type="string" office:string-value="0xd4: &quot;p&quot;," calcext:value-type="string">
            <text:p>0xd4: "p",</text:p>
          </table:table-cell>
        </table:table-row>
        <table:table-row table:style-name="ro1">
          <table:table-cell office:value-type="string" calcext:value-type="string">
            <text:p>0xd5</text:p>
          </table:table-cell>
          <table:table-cell office:value-type="string" calcext:value-type="string">
            <text:p>q</text:p>
          </table:table-cell>
          <table:table-cell table:formula="of:=COM.MICROSOFT.CONCAT([.A44]; &quot;: &quot;&quot;&quot;; [.B44]; &quot;&quot;&quot;,&quot;)" office:value-type="string" office:string-value="0xd5: &quot;q&quot;," calcext:value-type="string">
            <text:p>0xd5: "q",</text:p>
          </table:table-cell>
        </table:table-row>
        <table:table-row table:style-name="ro1">
          <table:table-cell office:value-type="string" calcext:value-type="string">
            <text:p>0xd6</text:p>
          </table:table-cell>
          <table:table-cell office:value-type="string" calcext:value-type="string">
            <text:p>r</text:p>
          </table:table-cell>
          <table:table-cell table:formula="of:=COM.MICROSOFT.CONCAT([.A45]; &quot;: &quot;&quot;&quot;; [.B45]; &quot;&quot;&quot;,&quot;)" office:value-type="string" office:string-value="0xd6: &quot;r&quot;," calcext:value-type="string">
            <text:p>0xd6: "r",</text:p>
          </table:table-cell>
        </table:table-row>
        <table:table-row table:style-name="ro1">
          <table:table-cell office:value-type="string" calcext:value-type="string">
            <text:p>0xd7</text:p>
          </table:table-cell>
          <table:table-cell office:value-type="string" calcext:value-type="string">
            <text:p>s</text:p>
          </table:table-cell>
          <table:table-cell table:formula="of:=COM.MICROSOFT.CONCAT([.A46]; &quot;: &quot;&quot;&quot;; [.B46]; &quot;&quot;&quot;,&quot;)" office:value-type="string" office:string-value="0xd7: &quot;s&quot;," calcext:value-type="string">
            <text:p>0xd7: "s",</text:p>
          </table:table-cell>
        </table:table-row>
        <table:table-row table:style-name="ro1">
          <table:table-cell office:value-type="string" calcext:value-type="string">
            <text:p>0xd8</text:p>
          </table:table-cell>
          <table:table-cell office:value-type="string" calcext:value-type="string">
            <text:p>t</text:p>
          </table:table-cell>
          <table:table-cell table:formula="of:=COM.MICROSOFT.CONCAT([.A47]; &quot;: &quot;&quot;&quot;; [.B47]; &quot;&quot;&quot;,&quot;)" office:value-type="string" office:string-value="0xd8: &quot;t&quot;," calcext:value-type="string">
            <text:p>0xd8: "t",</text:p>
          </table:table-cell>
        </table:table-row>
        <table:table-row table:style-name="ro1">
          <table:table-cell office:value-type="string" calcext:value-type="string">
            <text:p>0xd9</text:p>
          </table:table-cell>
          <table:table-cell office:value-type="string" calcext:value-type="string">
            <text:p>u</text:p>
          </table:table-cell>
          <table:table-cell table:formula="of:=COM.MICROSOFT.CONCAT([.A48]; &quot;: &quot;&quot;&quot;; [.B48]; &quot;&quot;&quot;,&quot;)" office:value-type="string" office:string-value="0xd9: &quot;u&quot;," calcext:value-type="string">
            <text:p>0xd9: "u",</text:p>
          </table:table-cell>
        </table:table-row>
        <table:table-row table:style-name="ro1">
          <table:table-cell office:value-type="string" calcext:value-type="string">
            <text:p>0xda</text:p>
          </table:table-cell>
          <table:table-cell office:value-type="string" calcext:value-type="string">
            <text:p>v</text:p>
          </table:table-cell>
          <table:table-cell table:formula="of:=COM.MICROSOFT.CONCAT([.A49]; &quot;: &quot;&quot;&quot;; [.B49]; &quot;&quot;&quot;,&quot;)" office:value-type="string" office:string-value="0xda: &quot;v&quot;," calcext:value-type="string">
            <text:p>0xda: "v",</text:p>
          </table:table-cell>
        </table:table-row>
        <table:table-row table:style-name="ro1">
          <table:table-cell office:value-type="string" calcext:value-type="string">
            <text:p>0xdb</text:p>
          </table:table-cell>
          <table:table-cell office:value-type="string" calcext:value-type="string">
            <text:p>w</text:p>
          </table:table-cell>
          <table:table-cell table:formula="of:=COM.MICROSOFT.CONCAT([.A50]; &quot;: &quot;&quot;&quot;; [.B50]; &quot;&quot;&quot;,&quot;)" office:value-type="string" office:string-value="0xdb: &quot;w&quot;," calcext:value-type="string">
            <text:p>0xdb: "w",</text:p>
          </table:table-cell>
        </table:table-row>
        <table:table-row table:style-name="ro1">
          <table:table-cell office:value-type="string" calcext:value-type="string">
            <text:p>0xdc</text:p>
          </table:table-cell>
          <table:table-cell office:value-type="string" calcext:value-type="string">
            <text:p>x</text:p>
          </table:table-cell>
          <table:table-cell table:formula="of:=COM.MICROSOFT.CONCAT([.A51]; &quot;: &quot;&quot;&quot;; [.B51]; &quot;&quot;&quot;,&quot;)" office:value-type="string" office:string-value="0xdc: &quot;x&quot;," calcext:value-type="string">
            <text:p>0xdc: "x",</text:p>
          </table:table-cell>
        </table:table-row>
        <table:table-row table:style-name="ro1">
          <table:table-cell office:value-type="string" calcext:value-type="string">
            <text:p>0xdd</text:p>
          </table:table-cell>
          <table:table-cell office:value-type="string" calcext:value-type="string">
            <text:p>y</text:p>
          </table:table-cell>
          <table:table-cell table:formula="of:=COM.MICROSOFT.CONCAT([.A52]; &quot;: &quot;&quot;&quot;; [.B52]; &quot;&quot;&quot;,&quot;)" office:value-type="string" office:string-value="0xdd: &quot;y&quot;," calcext:value-type="string">
            <text:p>0xdd: "y",</text:p>
          </table:table-cell>
        </table:table-row>
        <table:table-row table:style-name="ro1">
          <table:table-cell office:value-type="string" calcext:value-type="string">
            <text:p>0xde</text:p>
          </table:table-cell>
          <table:table-cell office:value-type="string" calcext:value-type="string">
            <text:p>z</text:p>
          </table:table-cell>
          <table:table-cell table:formula="of:=COM.MICROSOFT.CONCAT([.A53]; &quot;: &quot;&quot;&quot;; [.B53]; &quot;&quot;&quot;,&quot;)" office:value-type="string" office:string-value="0xde: &quot;z&quot;," calcext:value-type="string">
            <text:p>0xde: "z",</text:p>
          </table:table-cell>
        </table:table-row>
        <table:table-row table:style-name="ro1"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formula="of:=COM.MICROSOFT.CONCAT([.A54]; &quot;: &quot;&quot;&quot;; [.B54]; &quot;&quot;&quot;,&quot;)" office:value-type="string" office:string-value="0x1: &quot;1&quot;," calcext:value-type="string">
            <text:p>0x1: "1",</text:p>
          </table:table-cell>
        </table:table-row>
        <table:table-row table:style-name="ro1"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formula="of:=COM.MICROSOFT.CONCAT([.A55]; &quot;: &quot;&quot;&quot;; [.B55]; &quot;&quot;&quot;,&quot;)" office:value-type="string" office:string-value="0x2: &quot;2&quot;," calcext:value-type="string">
            <text:p>0x2: "2",</text:p>
          </table:table-cell>
        </table:table-row>
        <table:table-row table:style-name="ro1">
          <table:table-cell office:value-type="string" calcext:value-type="string">
            <text:p>0x3</text:p>
          </table:table-cell>
          <table:table-cell office:value-type="float" office:value="3" calcext:value-type="float">
            <text:p>3</text:p>
          </table:table-cell>
          <table:table-cell table:formula="of:=COM.MICROSOFT.CONCAT([.A56]; &quot;: &quot;&quot;&quot;; [.B56]; &quot;&quot;&quot;,&quot;)" office:value-type="string" office:string-value="0x3: &quot;3&quot;," calcext:value-type="string">
            <text:p>0x3: "3",</text:p>
          </table:table-cell>
        </table:table-row>
        <table:table-row table:style-name="ro1">
          <table:table-cell office:value-type="string" calcext:value-type="string">
            <text:p>0x4</text:p>
          </table:table-cell>
          <table:table-cell office:value-type="float" office:value="4" calcext:value-type="float">
            <text:p>4</text:p>
          </table:table-cell>
          <table:table-cell table:formula="of:=COM.MICROSOFT.CONCAT([.A57]; &quot;: &quot;&quot;&quot;; [.B57]; &quot;&quot;&quot;,&quot;)" office:value-type="string" office:string-value="0x4: &quot;4&quot;," calcext:value-type="string">
            <text:p>0x4: "4",</text:p>
          </table:table-cell>
        </table:table-row>
        <table:table-row table:style-name="ro1">
          <table:table-cell office:value-type="string" calcext:value-type="string">
            <text:p>0x5</text:p>
          </table:table-cell>
          <table:table-cell office:value-type="float" office:value="5" calcext:value-type="float">
            <text:p>5</text:p>
          </table:table-cell>
          <table:table-cell table:formula="of:=COM.MICROSOFT.CONCAT([.A58]; &quot;: &quot;&quot;&quot;; [.B58]; &quot;&quot;&quot;,&quot;)" office:value-type="string" office:string-value="0x5: &quot;5&quot;," calcext:value-type="string">
            <text:p>0x5: "5",</text:p>
          </table:table-cell>
        </table:table-row>
        <table:table-row table:style-name="ro1">
          <table:table-cell office:value-type="string" calcext:value-type="string">
            <text:p>0x6</text:p>
          </table:table-cell>
          <table:table-cell office:value-type="float" office:value="6" calcext:value-type="float">
            <text:p>6</text:p>
          </table:table-cell>
          <table:table-cell table:formula="of:=COM.MICROSOFT.CONCAT([.A59]; &quot;: &quot;&quot;&quot;; [.B59]; &quot;&quot;&quot;,&quot;)" office:value-type="string" office:string-value="0x6: &quot;6&quot;," calcext:value-type="string">
            <text:p>0x6: "6",</text:p>
          </table:table-cell>
        </table:table-row>
        <table:table-row table:style-name="ro1">
          <table:table-cell office:value-type="string" calcext:value-type="string">
            <text:p>0x7</text:p>
          </table:table-cell>
          <table:table-cell office:value-type="float" office:value="7" calcext:value-type="float">
            <text:p>7</text:p>
          </table:table-cell>
          <table:table-cell table:formula="of:=COM.MICROSOFT.CONCAT([.A60]; &quot;: &quot;&quot;&quot;; [.B60]; &quot;&quot;&quot;,&quot;)" office:value-type="string" office:string-value="0x7: &quot;7&quot;," calcext:value-type="string">
            <text:p>0x7: "7",</text:p>
          </table:table-cell>
        </table:table-row>
        <table:table-row table:style-name="ro1">
          <table:table-cell office:value-type="string" calcext:value-type="string">
            <text:p>0x8</text:p>
          </table:table-cell>
          <table:table-cell office:value-type="float" office:value="8" calcext:value-type="float">
            <text:p>8</text:p>
          </table:table-cell>
          <table:table-cell table:formula="of:=COM.MICROSOFT.CONCAT([.A61]; &quot;: &quot;&quot;&quot;; [.B61]; &quot;&quot;&quot;,&quot;)" office:value-type="string" office:string-value="0x8: &quot;8&quot;," calcext:value-type="string">
            <text:p>0x8: "8",</text:p>
          </table:table-cell>
        </table:table-row>
        <table:table-row table:style-name="ro1">
          <table:table-cell office:value-type="string" calcext:value-type="string">
            <text:p>0x9</text:p>
          </table:table-cell>
          <table:table-cell office:value-type="float" office:value="9" calcext:value-type="float">
            <text:p>9</text:p>
          </table:table-cell>
          <table:table-cell table:formula="of:=COM.MICROSOFT.CONCAT([.A62]; &quot;: &quot;&quot;&quot;; [.B62]; &quot;&quot;&quot;,&quot;)" office:value-type="string" office:string-value="0x9: &quot;9&quot;," calcext:value-type="string">
            <text:p>0x9: "9",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formula="of:=COM.MICROSOFT.CONCAT([.A63]; &quot;: &quot;&quot;&quot;; [.B63]; &quot;&quot;&quot;,&quot;)" office:value-type="string" office:string-value="0x0: &quot;0&quot;," calcext:value-type="string">
            <text:p>0x0: "0",</text:p>
          </table:table-cell>
        </table:table-row>
        <table:table-row table:style-name="ro1">
          <table:table-cell office:value-type="string" calcext:value-type="string">
            <text:p>0xea</text:p>
          </table:table-cell>
          <table:table-cell office:value-type="string" calcext:value-type="string">
            <text:p>.</text:p>
          </table:table-cell>
          <table:table-cell table:formula="of:=COM.MICROSOFT.CONCAT([.A64]; &quot;: &quot;&quot;&quot;; [.B64]; &quot;&quot;&quot;,&quot;)" office:value-type="string" office:string-value="0xea: &quot;.&quot;," calcext:value-type="string">
            <text:p>0xea: ".",</text:p>
          </table:table-cell>
        </table:table-row>
        <table:table-row table:style-name="ro1">
          <table:table-cell office:value-type="string" calcext:value-type="string">
            <text:p>0xe4</text:p>
          </table:table-cell>
          <table:table-cell office:value-type="string" calcext:value-type="string">
            <text:p>-</text:p>
          </table:table-cell>
          <table:table-cell table:formula="of:=COM.MICROSOFT.CONCAT([.A65]; &quot;: &quot;&quot;&quot;; [.B65]; &quot;&quot;&quot;,&quot;)" office:value-type="string" office:string-value="0xe4: &quot;-&quot;," calcext:value-type="string">
            <text:p>0xe4: "-"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23:39:57.9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0-12-01T23:43:52.091000000</dc:date>
    <meta:editing-duration>P1DT13H52M31S</meta:editing-duration>
    <meta:editing-cycles>92</meta:editing-cycles>
    <meta:document-statistic meta:table-count="2" meta:cell-count="464" meta:object-count="0"/>
  </office:meta>
</office:document-meta>
</file>